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8979in"/>
    </style:style>
    <style:style style:name="Table1.B" style:family="table-column">
      <style:table-column-properties style:column-width="1.8875in"/>
    </style:style>
    <style:style style:name="Table1.C" style:family="table-column">
      <style:table-column-properties style:column-width="2.9076in"/>
    </style:style>
    <style:style style:name="Table1.A1" style:family="table-cell">
      <style:table-cell-properties style:vertical-align="middle" fo:padding="0.0194in" fo:border="none"/>
    </style:style>
    <style:style style:name="Table2" style:family="table">
      <style:table-properties style:width="6.6924in" table:align="left"/>
    </style:style>
    <style:style style:name="Table2.A" style:family="table-column">
      <style:table-column-properties style:column-width="3.091in"/>
    </style:style>
    <style:style style:name="Table2.B" style:family="table-column">
      <style:table-column-properties style:column-width="3.6014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2.8924in"/>
    </style:style>
    <style:style style:name="Table3.B" style:family="table-column">
      <style:table-column-properties style:column-width="3.8007in"/>
    </style:style>
    <style:style style:name="Table3.A1" style:family="table-cell">
      <style:table-cell-properties style:vertical-align="middle" fo:padding="0.0194in" fo:border="none"/>
    </style:style>
    <style:style style:name="P1" style:family="paragraph" style:parent-style-name="Standard">
      <style:text-properties officeooo:rsid="00126c46" officeooo:paragraph-rsid="00126c46"/>
    </style:style>
    <style:style style:name="P2" style:family="paragraph" style:parent-style-name="Standard">
      <style:text-properties officeooo:rsid="00126c46" officeooo:paragraph-rsid="001478c4"/>
    </style:style>
    <style:style style:name="P3" style:family="paragraph" style:parent-style-name="Standard">
      <style:text-properties officeooo:paragraph-rsid="00126c46"/>
    </style:style>
    <style:style style:name="P4" style:family="paragraph" style:parent-style-name="Standard">
      <style:text-properties officeooo:rsid="002bbc11" officeooo:paragraph-rsid="002bbc11"/>
    </style:style>
    <style:style style:name="P5" style:family="paragraph" style:parent-style-name="Standard">
      <style:text-properties fo:color="#000000" officeooo:rsid="002bbc11" officeooo:paragraph-rsid="002bbc11"/>
    </style:style>
    <style:style style:name="P6" style:family="paragraph" style:parent-style-name="Text_20_body">
      <style:text-properties officeooo:rsid="00126c46" officeooo:paragraph-rsid="00126c46"/>
    </style:style>
    <style:style style:name="P7" style:family="paragraph" style:parent-style-name="Text_20_body">
      <style:text-properties officeooo:paragraph-rsid="00126c46"/>
    </style:style>
    <style:style style:name="P8" style:family="paragraph" style:parent-style-name="Text_20_body">
      <style:text-properties fo:font-weight="bold" officeooo:paragraph-rsid="00126c46" style:font-weight-asian="bold" style:font-weight-complex="bold"/>
    </style:style>
    <style:style style:name="P9" style:family="paragraph" style:parent-style-name="Table_20_Contents">
      <style:text-properties officeooo:rsid="00263683" officeooo:paragraph-rsid="00263683"/>
    </style:style>
    <style:style style:name="P10" style:family="paragraph" style:parent-style-name="Table_20_Contents">
      <style:paragraph-properties fo:margin-top="0in" fo:margin-bottom="0.1965in" loext:contextual-spacing="false"/>
    </style:style>
    <style:style style:name="P11" style:family="paragraph" style:parent-style-name="Preformatted_20_Text">
      <style:paragraph-properties fo:margin-top="0in" fo:margin-bottom="0.1965in" loext:contextual-spacing="false"/>
    </style:style>
    <style:style style:name="P12" style:family="paragraph" style:parent-style-name="Heading_20_3">
      <style:text-properties officeooo:rsid="00126c46" officeooo:paragraph-rsid="00126c46"/>
    </style:style>
    <style:style style:name="P13" style:family="paragraph" style:parent-style-name="Heading_20_3">
      <style:text-properties officeooo:rsid="00126c46" officeooo:paragraph-rsid="001478c4"/>
    </style:style>
    <style:style style:name="P14" style:family="paragraph" style:parent-style-name="Heading_20_3">
      <style:text-properties officeooo:paragraph-rsid="00126c46"/>
    </style:style>
    <style:style style:name="P15" style:family="paragraph" style:parent-style-name="Heading_20_3">
      <style:text-properties fo:font-weight="bold" officeooo:paragraph-rsid="00126c46" style:font-weight-asian="bold" style:font-weight-complex="bold"/>
    </style:style>
    <style:style style:name="P1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2bbc11" officeooo:paragraph-rsid="00126c46"/>
    </style:style>
    <style:style style:name="P17"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2bbc11" officeooo:paragraph-rsid="002bbc11"/>
    </style:style>
    <style:style style:name="P18" style:family="paragraph" style:parent-style-name="Standard">
      <style:text-properties fo:color="#0000cd" officeooo:rsid="002bbc11" officeooo:paragraph-rsid="002bbc11"/>
    </style:style>
    <style:style style:name="P19" style:family="paragraph" style:parent-style-name="Standard">
      <style:text-properties officeooo:rsid="00126c46" officeooo:paragraph-rsid="00126c46"/>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text-properties officeooo:rsid="00126c46"/>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1">
      <style:paragraph-properties fo:margin-top="0in" fo:margin-bottom="0in" loext:contextual-spacing="false"/>
    </style:style>
    <style:style style:name="P40" style:family="paragraph" style:parent-style-name="Text_20_body" style:list-style-name="L2">
      <style:paragraph-properties fo:margin-top="0in" fo:margin-bottom="0in" loext:contextual-spacing="false"/>
    </style:style>
    <style:style style:name="P41" style:family="paragraph" style:parent-style-name="Text_20_body" style:list-style-name="L3">
      <style:paragraph-properties fo:margin-top="0in" fo:margin-bottom="0in" loext:contextual-spacing="false"/>
    </style:style>
    <style:style style:name="P42" style:family="paragraph" style:parent-style-name="Text_20_body" style:list-style-name="L4">
      <style:paragraph-properties fo:margin-top="0in" fo:margin-bottom="0in" loext:contextual-spacing="false"/>
    </style:style>
    <style:style style:name="P43" style:family="paragraph" style:parent-style-name="Text_20_body" style:list-style-name="L5">
      <style:paragraph-properties fo:margin-top="0in" fo:margin-bottom="0in" loext:contextual-spacing="false"/>
    </style:style>
    <style:style style:name="P44" style:family="paragraph" style:parent-style-name="Text_20_body" style:list-style-name="L6">
      <style:paragraph-properties fo:margin-top="0in" fo:margin-bottom="0in" loext:contextual-spacing="false"/>
    </style:style>
    <style:style style:name="P45" style:family="paragraph" style:parent-style-name="Text_20_body" style:list-style-name="L7">
      <style:paragraph-properties fo:margin-top="0in" fo:margin-bottom="0in" loext:contextual-spacing="false"/>
    </style:style>
    <style:style style:name="P46" style:family="paragraph" style:parent-style-name="Text_20_body" style:list-style-name="L8">
      <style:paragraph-properties fo:margin-top="0in" fo:margin-bottom="0in" loext:contextual-spacing="false"/>
    </style:style>
    <style:style style:name="P47" style:family="paragraph" style:parent-style-name="Text_20_body" style:list-style-name="L9">
      <style:paragraph-properties fo:margin-top="0in" fo:margin-bottom="0in" loext:contextual-spacing="false"/>
    </style:style>
    <style:style style:name="P48" style:family="paragraph" style:parent-style-name="Text_20_body" style:list-style-name="L10">
      <style:paragraph-properties fo:margin-top="0in" fo:margin-bottom="0in" loext:contextual-spacing="false"/>
    </style:style>
    <style:style style:name="P49" style:family="paragraph" style:parent-style-name="Text_20_body" style:list-style-name="L14">
      <style:paragraph-properties fo:margin-top="0in" fo:margin-bottom="0in" loext:contextual-spacing="false"/>
    </style:style>
    <style:style style:name="P50" style:family="paragraph" style:parent-style-name="Text_20_body" style:list-style-name="L15">
      <style:paragraph-properties fo:margin-top="0in" fo:margin-bottom="0in" loext:contextual-spacing="false"/>
    </style:style>
    <style:style style:name="P51" style:family="paragraph" style:parent-style-name="Text_20_body" style:list-style-name="L16">
      <style:paragraph-properties fo:margin-top="0in" fo:margin-bottom="0in" loext:contextual-spacing="false"/>
    </style:style>
    <style:style style:name="P52" style:family="paragraph" style:parent-style-name="Text_20_body" style:list-style-name="L17">
      <style:paragraph-properties fo:margin-top="0in" fo:margin-bottom="0in" loext:contextual-spacing="false"/>
    </style:style>
    <style:style style:name="P53" style:family="paragraph" style:parent-style-name="Text_20_body" style:list-style-name="L18">
      <style:paragraph-properties fo:margin-top="0in" fo:margin-bottom="0in" loext:contextual-spacing="false"/>
    </style:style>
    <style:style style:name="P54" style:family="paragraph" style:parent-style-name="Text_20_body" style:list-style-name="L19">
      <style:paragraph-properties fo:margin-top="0in" fo:margin-bottom="0in" loext:contextual-spacing="false"/>
    </style:style>
    <style:style style:name="P55" style:family="paragraph" style:parent-style-name="Text_20_body" style:list-style-name="L20">
      <style:paragraph-properties fo:margin-top="0in" fo:margin-bottom="0in" loext:contextual-spacing="false"/>
    </style:style>
    <style:style style:name="P56" style:family="paragraph" style:parent-style-name="Text_20_body" style:list-style-name="L21">
      <style:paragraph-properties fo:margin-top="0in" fo:margin-bottom="0in" loext:contextual-spacing="false"/>
    </style:style>
    <style:style style:name="P57" style:family="paragraph" style:parent-style-name="Text_20_body" style:list-style-name="L22">
      <style:paragraph-properties fo:margin-top="0in" fo:margin-bottom="0in" loext:contextual-spacing="false"/>
    </style:style>
    <style:style style:name="P58" style:family="paragraph" style:parent-style-name="Table_20_Contents" style:list-style-name="L11"/>
    <style:style style:name="P59" style:family="paragraph" style:parent-style-name="Table_20_Contents" style:list-style-name="L12"/>
    <style:style style:name="P60" style:family="paragraph" style:parent-style-name="Table_20_Contents" style:list-style-name="L13"/>
    <style:style style:name="P61" style:family="paragraph" style:parent-style-name="Table_20_Contents" style:list-style-name="L11">
      <style:paragraph-properties fo:margin-top="0in" fo:margin-bottom="0.1965in" loext:contextual-spacing="false"/>
    </style:style>
    <style:style style:name="P62" style:family="paragraph" style:parent-style-name="Table_20_Contents" style:list-style-name="L12">
      <style:paragraph-properties fo:margin-top="0in" fo:margin-bottom="0.1965in" loext:contextual-spacing="false"/>
    </style:style>
    <style:style style:name="P63" style:family="paragraph" style:parent-style-name="Table_20_Contents" style:list-style-name="L13">
      <style:paragraph-properties fo:margin-top="0in" fo:margin-bottom="0.1965in" loext:contextual-spacing="false"/>
    </style:style>
    <style:style style:name="T1" style:family="text">
      <style:text-properties fo:color="#0000c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nkins================</text:p>
      <text:h text:style-name="P12" text:outline-level="3">1. What is Jenkins?</text:h>
      <text:p text:style-name="Text_20_body">Jenkins is an open-source free automation tool used to build and test software projects. The tool makes it painless for developers to integrate changes to the project. Jenkins' primary focus is to keep track of the version control system and initiate and monitor a build system if there are any changes. It keeps an eye on the entire process and provides reports and notifications to alert.</text:p>
      <text:p text:style-name="Text_20_body">Some typical reasons as to why Jenkins is so widely used are:</text:p>
      <text:list xml:id="list4143484311" text:style-name="L1">
        <text:list-item>
          <text:p text:style-name="P39">Developers and testers use Jenkins to detect defects in the software development lifecycle and automate the testing of builds.  </text:p>
        </text:list-item>
        <text:list-item>
          <text:p text:style-name="P39">They use it to continuously monitor the code in real-time and integrate changes into the build. </text:p>
        </text:list-item>
        <text:list-item>
          <text:p text:style-name="P20">Jenkins as it turns out, is a great fit for building a <text:a xlink:type="simple" xlink:href="https://www.simplilearn.com/tutorials/jenkins-tutorial/ci-cd-pipeline" office:target-frame-name="_blank" xlink:show="new" text:style-name="Internet_20_link" text:visited-style-name="Visited_20_Internet_20_Link">CI/CD pipeline</text:a> because of its plugin-capabilities, and simple-to-use nature. </text:p>
        </text:list-item>
      </text:list>
      <text:p text:style-name="P1"/>
      <text:p text:style-name="P1"/>
      <text:h text:style-name="P12" text:outline-level="3">2. What are the features of Jenkins?</text:h>
      <text:p text:style-name="Text_20_body">Some of the crucial features of Jenkins are the following:</text:p>
      <text:list xml:id="list2923000540" text:style-name="L2">
        <text:list-item>
          <text:p text:style-name="P40">It is a free and open-source automation tool </text:p>
        </text:list-item>
        <text:list-item>
          <text:p text:style-name="P40">Jenkins provides a vast number of plugins </text:p>
        </text:list-item>
        <text:list-item>
          <text:p text:style-name="P40">It is easy to set up and install on multiple operating systems </text:p>
        </text:list-item>
        <text:list-item>
          <text:p text:style-name="P40">Provides pipeline support </text:p>
        </text:list-item>
        <text:list-item>
          <text:p text:style-name="P40">Fast release cycles  </text:p>
        </text:list-item>
        <text:list-item>
          <text:p text:style-name="P21">Easy upgrades </text:p>
        </text:list-item>
      </text:list>
      <text:p text:style-name="P1"/>
      <text:h text:style-name="P14" text:outline-level="3"/>
      <text:p text:style-name="P1"/>
      <text:h text:style-name="P12" text:outline-level="3">6. What is "Continuous Integration" with reference to Jenkins?</text:h>
      <text:list xml:id="list3558904645" text:style-name="L3">
        <text:list-item>
          <text:p text:style-name="P41"><text:a xlink:type="simple" xlink:href="https://www.simplilearn.com/tutorials/devops-tutorial/continuous-integration" office:target-frame-name="_blank" xlink:show="new" text:style-name="Internet_20_link" text:visited-style-name="Visited_20_Internet_20_Link">Continuous Integration</text:a> is a development practice where the codes can be integrated into a shared repository.  </text:p>
        </text:list-item>
        <text:list-item>
          <text:p text:style-name="P41">The practice uses automated verifications for the early detection of <text:a xlink:type="simple" xlink:href="https://www.simplilearn.com/free-and-low-cost-online-resources-for-practicing-code-article" office:target-frame-name="_blank" xlink:show="new" text:style-name="Internet_20_link" text:visited-style-name="Visited_20_Internet_20_Link">code</text:a> problems.  </text:p>
        </text:list-item>
        <text:list-item>
          <text:p text:style-name="P41">Continuous Integration triggers the build to find and identify bugs present in the code. </text:p>
          <text:p text:style-name="P22"/>
        </text:list-item>
      </text:list>
      <text:p text:style-name="P1"/>
      <text:h text:style-name="P12" text:outline-level="3">8. What is a CI/CD pipeline?</text:h>
      <text:p text:style-name="Text_20_body">CI/CD Pipeline or Continuous Integration/ Continuous Delivery is considered the DevOps <text:s/>backbone. The pipeline is responsible for building codes, running tests, and deploying new software versions.</text:p>
      <text:p text:style-name="P1"/>
      <text:p text:style-name="P1"/>
      <text:h text:style-name="P12" text:outline-level="3"><text:soft-page-break/>9. What is a Jenkins pipeline?</text:h>
      <text:list xml:id="list1445517956" text:style-name="L4">
        <text:list-item>
          <text:p text:style-name="P42">The pipeline represents the continuous delivery and continuous integration of all the jobs in the SDLC and DevOps life cycle.  </text:p>
        </text:list-item>
        <text:list-item>
          <text:p text:style-name="P42">The Jenkins pipeline is a set of plugins that support implementation and integration of continuous delivery pipelines into Jenkins. It connects this pipeline in a particular format by Jenkins. </text:p>
          <text:p text:style-name="P23"/>
        </text:list-item>
      </text:list>
      <text:p text:style-name="P1"/>
      <text:h text:style-name="P12" text:outline-level="3">10. Name the three different types of pipelines in Jenkins?</text:h>
      <text:p text:style-name="Text_20_body">The three different types of Jenkins pipelines are:</text:p>
      <text:list xml:id="list4160798709" text:style-name="L5">
        <text:list-item>
          <text:p text:style-name="P43">CI/CD pipeline  </text:p>
        </text:list-item>
        <text:list-item>
          <text:p text:style-name="P43">Scripted pipeline </text:p>
        </text:list-item>
        <text:list-item>
          <text:p text:style-name="P24">Declarative pipeline </text:p>
        </text:list-item>
      </text:list>
      <text:p text:style-name="P1"/>
      <text:p text:style-name="P1"/>
      <text:p text:style-name="P1"/>
      <text:h text:style-name="P12" text:outline-level="3">12. What are the requirements for using Jenkins?</text:h>
      <text:p text:style-name="Text_20_body">To use Jenkins, you require the following:</text:p>
      <text:list xml:id="list1277414776" text:style-name="L6">
        <text:list-item>
          <text:p text:style-name="P44">A source code repository that can be accessed, for example, a Git repository. </text:p>
        </text:list-item>
        <text:list-item>
          <text:p text:style-name="P25">A build script, for example, a Maven script. </text:p>
        </text:list-item>
      </text:list>
      <text:p text:style-name="P1"/>
      <text:p text:style-name="P1"/>
      <text:h text:style-name="P12" text:outline-level="3">13. Name the two components that Jenkins is mostly integrated with.</text:h>
      <text:p text:style-name="Text_20_body">Jenkins is typically integrated with these two components:</text:p>
      <text:list xml:id="list3719199424" text:style-name="L7">
        <text:list-item>
          <text:p text:style-name="P45">Version Control systems like <text:a xlink:type="simple" xlink:href="https://www.simplilearn.com/tutorials/git-tutorial" office:target-frame-name="_blank" xlink:show="new" text:style-name="Internet_20_link" text:visited-style-name="Visited_20_Internet_20_Link">Git</text:a> and SVN (Apache Subversion) </text:p>
        </text:list-item>
        <text:list-item>
          <text:p text:style-name="P26">Build tools like <text:a xlink:type="simple" xlink:href="https://www.simplilearn.com/tutorials/maven-tutorial/what-is-maven" office:target-frame-name="_blank" xlink:show="new" text:style-name="Internet_20_link" text:visited-style-name="Visited_20_Internet_20_Link">Maven</text:a></text:p>
        </text:list-item>
      </text:list>
      <text:p text:style-name="P1"/>
      <text:p text:style-name="P1"/>
      <text:h text:style-name="P12" text:outline-level="3">14. Name some of the useful plugins in Jenkins.</text:h>
      <text:p text:style-name="Text_20_body">Some of the plugins in Jenkins include:</text:p>
      <text:list xml:id="list1799392427" text:style-name="L8">
        <text:list-item>
          <text:p text:style-name="P46"><text:a xlink:type="simple" xlink:href="https://www.simplilearn.com/tutorials/maven-tutorial/maven-project-in-eclipse" office:target-frame-name="_blank" xlink:show="new" text:style-name="Internet_20_link" text:visited-style-name="Visited_20_Internet_20_Link">Maven 2 project</text:a> </text:p>
        </text:list-item>
        <text:list-item>
          <text:p text:style-name="P46"><text:a xlink:type="simple" xlink:href="https://www.simplilearn.com/tutorials/aws-tutorial/aws-ec2" office:target-frame-name="_blank" xlink:show="new" text:style-name="Internet_20_link" text:visited-style-name="Visited_20_Internet_20_Link">Amazon EC2</text:a> </text:p>
        </text:list-item>
        <text:list-item>
          <text:p text:style-name="P46">Copy artifact </text:p>
        </text:list-item>
        <text:list-item>
          <text:p text:style-name="P46">Join </text:p>
        </text:list-item>
        <text:list-item>
          <text:p text:style-name="P46"><text:a xlink:type="simple" xlink:href="https://www.simplilearn.com/tutorials/html-tutorial/what-is-html" office:target-frame-name="_blank" xlink:show="new" text:style-name="Internet_20_link" text:visited-style-name="Visited_20_Internet_20_Link">HTML</text:a> publisher </text:p>
        </text:list-item>
        <text:list-item>
          <text:p text:style-name="P27">Green Balls </text:p>
        </text:list-item>
      </text:list>
      <text:p text:style-name="P1"/>
      <text:p text:style-name="P1"/>
      <text:h text:style-name="P12" text:outline-level="3"><text:soft-page-break/>15. How can you create a backup and copy files in Jenkins?</text:h>
      <text:list xml:id="list2762527745" text:style-name="L9">
        <text:list-item>
          <text:p text:style-name="P47">Jenkins stores all the settings, builds scripts, and logs in the home directory.  </text:p>
        </text:list-item>
        <text:list-item>
          <text:p text:style-name="P47">Then, if you want to create a backup of this Jenkins set up all you have to do is copy this directory.  </text:p>
        </text:list-item>
        <text:list-item>
          <text:p text:style-name="P28">The job directory may also be copied to clone a job or rename the directory. </text:p>
        </text:list-item>
      </text:list>
      <text:p text:style-name="P1"/>
      <text:p text:style-name="P1"/>
      <text:h text:style-name="P14" text:outline-level="3"/>
      <text:p text:style-name="P1"/>
      <text:h text:style-name="P14" text:outline-level="3"/>
      <text:p text:style-name="P1"/>
      <text:p text:style-name="P1"/>
      <text:h text:style-name="P12" text:outline-level="3">19. Assume that you have a pipeline. The first job that you performed was successful, but the second one failed.  What would you do now?</text:h>
      <text:p text:style-name="Text_20_body">You don't have to worry, and you just have to restart the pipeline from the point where it failed by doing 'restart from stage.'</text:p>
      <text:p text:style-name="P1"/>
      <text:p text:style-name="P1"/>
      <text:h text:style-name="P12" text:outline-level="3">20. Explain the process in which Jenkins works?</text:h>
      <text:p text:style-name="Text_20_body">Here’s the process in which Jenkins works:</text:p>
      <text:list xml:id="list335865055" text:style-name="L10">
        <text:list-item>
          <text:p text:style-name="P48">Jenkins checks changes in repositories regularly, and developers must secure their code regularly.  </text:p>
        </text:list-item>
        <text:list-item>
          <text:p text:style-name="P48">Once the changes are defined, Jenkins detects them and uses them to prepare a new build. </text:p>
        </text:list-item>
        <text:list-item>
          <text:p text:style-name="P48">After that, Jenkins will transverse through various stages in its usual pipeline. As one stage completes, the process will move further on to the next stage. </text:p>
        </text:list-item>
        <text:list-item>
          <text:p text:style-name="P48">If a stage fails, the Jenkins build will stop there, and the software will email the team using it. When completed successfully, the code implements itself in the proper server so that testing begins. </text:p>
        </text:list-item>
        <text:list-item>
          <text:p text:style-name="P29">After the successful testing phase, Jenkins shares the results with the team using it. </text:p>
        </text:list-item>
      </text:list>
      <text:p text:style-name="P1"/>
      <text:h text:style-name="P12" text:outline-level="3"/>
      <text:p text:style-name="P1"/>
      <text:h text:style-name="P12" text:outline-level="3">22. Differentiate between Maven, Ant, and Jenkins.</text:h>
      <table:table table:name="Table1" table:style-name="Table1">
        <table:table-column table:style-name="Table1.A"/>
        <table:table-column table:style-name="Table1.B"/>
        <table:table-column table:style-name="Table1.C"/>
        <table:table-row>
          <table:table-cell table:style-name="Table1.A1" office:value-type="string">
            <text:p text:style-name="P10">Maven</text:p>
          </table:table-cell>
          <table:table-cell table:style-name="Table1.A1" office:value-type="string">
            <text:p text:style-name="P10">ANT</text:p>
          </table:table-cell>
          <table:table-cell table:style-name="Table1.A1" office:value-type="string">
            <text:p text:style-name="P10">Jenkins</text:p>
          </table:table-cell>
        </table:table-row>
        <text:soft-page-break/>
        <table:table-row>
          <table:table-cell table:style-name="Table1.A1" office:value-type="string">
            <text:p text:style-name="P10"/>
            <text:list xml:id="list2923899680" text:style-name="L11">
              <text:list-item>
                <text:p text:style-name="P58">Build tool </text:p>
              </text:list-item>
              <text:list-item>
                <text:p text:style-name="P61">Perform build operations  </text:p>
              </text:list-item>
            </text:list>
          </table:table-cell>
          <table:table-cell table:style-name="Table1.A1" office:value-type="string">
            <text:p text:style-name="P10"/>
            <text:list xml:id="list1617046886" text:style-name="L12">
              <text:list-item>
                <text:p text:style-name="P59">Build tool </text:p>
              </text:list-item>
              <text:list-item>
                <text:p text:style-name="P62">Perform build operations  </text:p>
              </text:list-item>
            </text:list>
          </table:table-cell>
          <table:table-cell table:style-name="Table1.A1" office:value-type="string">
            <text:p text:style-name="P10"/>
            <text:list xml:id="list2288505903" text:style-name="L13">
              <text:list-item>
                <text:p text:style-name="P60">Continuous Integration tool </text:p>
              </text:list-item>
              <text:list-item>
                <text:p text:style-name="P63">Jenkins may run unit tests and deploy applications </text:p>
              </text:list-item>
            </text:list>
          </table:table-cell>
        </table:table-row>
      </table:table>
      <text:p text:style-name="P1"/>
      <text:p text:style-name="P1"/>
      <text:p text:style-name="P1"/>
      <text:h text:style-name="P12" text:outline-level="3">26. What is the process to integrate Git with Jenkins?</text:h>
      <text:p text:style-name="Text_20_body">To integrate Git with Jenkins, you can follow the following steps:</text:p>
      <text:list xml:id="list3287650419" text:style-name="L14">
        <text:list-item>
          <text:p text:style-name="P49">First, create a new Jenkins job and open the Jenkins dashboard. </text:p>
        </text:list-item>
        <text:list-item>
          <text:p text:style-name="P49">Now, enter the desired project name and select the job type.  </text:p>
        </text:list-item>
        <text:list-item>
          <text:p text:style-name="P49">Click on OK. </text:p>
        </text:list-item>
        <text:list-item>
          <text:p text:style-name="P49">Then enter the project information.  </text:p>
        </text:list-item>
        <text:list-item>
          <text:p text:style-name="P30">After that, visit the 'Source Code Management' tab.  </text:p>
        </text:list-item>
      </text:list>
      <text:p text:style-name="P1"/>
      <text:p text:style-name="P1"/>
      <text:p text:style-name="P6">If the Git plugin is pre-installed in Jenkins, there will be 'Git'. </text:p>
      <text:list xml:id="list3350757408" text:style-name="L15">
        <text:list-item>
          <text:p text:style-name="P50">If it is not installed, you must reinstall the plugins (GitHub plugin, GitHub Branch Source plugin, GitHub API plugin, Git client plugin, etc.). </text:p>
        </text:list-item>
        <text:list-item>
          <text:p text:style-name="P50">After we install the plugins, restart Jenkins. </text:p>
        </text:list-item>
        <text:list-item>
          <text:p text:style-name="P31">To check if Git is installed, you can go to Command Prompt and type Git, and you would see various options like usage, version, help, etc. </text:p>
        </text:list-item>
      </text:list>
      <text:p text:style-name="P6">If the Git plugin is pre-installed in Jenkins, there will be 'Git'. </text:p>
      <text:list xml:id="list4035636027" text:style-name="L16">
        <text:list-item>
          <text:p text:style-name="P51">If it is not installed, you must reinstall the plugins (GitHub plugin, GitHub Branch Source plugin, GitHub API plugin, Git client plugin, etc.). </text:p>
        </text:list-item>
        <text:list-item>
          <text:p text:style-name="P51">After we install the plugins, restart Jenkins. </text:p>
        </text:list-item>
        <text:list-item>
          <text:p text:style-name="P32">To check if Git is installed, you can go to Command Prompt and type Git, and you would see various options like usage, version, help, etc. </text:p>
        </text:list-item>
      </text:list>
      <text:p text:style-name="P7"/>
      <text:p text:style-name="P7"/>
      <text:h text:style-name="P14" text:outline-level="3">30. What are some of the default environmental variables in Jenkins?</text:h>
      <text:p text:style-name="Text_20_body">Some of the Jenkins environmental variables are:</text:p>
      <text:list xml:id="list3614837186" text:style-name="L17">
        <text:list-item>
          <text:p text:style-name="P52">$JOB_NAME - The name that you give your job when it is first set up. </text:p>
        </text:list-item>
        <text:list-item>
          <text:p text:style-name="P52">$NODE_NAME - This is the name of the node on which the current build is running. </text:p>
        </text:list-item>
        <text:list-item>
          <text:p text:style-name="P52">$WORKSPACE - Refers to the path of the workspace </text:p>
        </text:list-item>
        <text:list-item>
          <text:p text:style-name="P52">$BUILD_URL - Indicates the URL where the results of the builds can be found. </text:p>
        </text:list-item>
        <text:list-item>
          <text:p text:style-name="P33">$JENKINS_URL - This is set to the URL of the Jenkins master that is responsible for running the build.   </text:p>
        </text:list-item>
      </text:list>
      <text:p text:style-name="P7"/>
      <text:h text:style-name="P14" text:outline-level="3"><text:soft-page-break/></text:h>
      <text:p text:style-name="P7"/>
      <text:h text:style-name="P14" text:outline-level="3">32. Let's say there is a broken build in the Jenkins project, then what can be done?</text:h>
      <text:p text:style-name="Text_20_body">Initially, you will have to open the console output where the broken builds are created and then figure out if there are any file changes that were missed. In case there are no issues found there, then you will need to update your local workspace, replicate the problem, and then try to solve it.</text:p>
      <text:p text:style-name="P7"/>
      <text:h text:style-name="P14" text:outline-level="3"/>
      <text:p text:style-name="P8"/>
      <text:h text:style-name="P15" text:outline-level="3">35. How can the parameters be defined in Jenkins?</text:h>
      <text:p text:style-name="Text_20_body">In Jenkins, a build can take many input parameters to execute. </text:p>
      <text:list xml:id="list1278068903" text:style-name="L18">
        <text:list-item>
          <text:p text:style-name="P53">To define parameters for the job, select the “this project is parameterized” box. </text:p>
        </text:list-item>
        <text:list-item>
          <text:p text:style-name="P34">The drop down “Add Parameter” is enabled with the parameter types list. Any number of parameters may be added in the list. </text:p>
        </text:list-item>
      </text:list>
      <text:p text:style-name="Text_20_body">There are several parameter types provided in the list. </text:p>
      <text:p text:style-name="P8"/>
      <text:h text:style-name="P15" text:outline-level="3">37. What is the use of the JENKINS_HOME directory?</text:h>
      <text:list xml:id="list70165416" text:style-name="L19">
        <text:list-item>
          <text:p text:style-name="P54">JENKINS_HOME directory is the place where all the settings, logs, and configurations are stored. It stores all this information in XML files.  </text:p>
        </text:list-item>
        <text:list-item>
          <text:p text:style-name="P54">The directory contains a subdirectory for every Jenkins build job being operated.  </text:p>
        </text:list-item>
        <text:list-item>
          <text:p text:style-name="P54">Every directory has two subdirectories:  builds and workspace., and some other files as well. </text:p>
        </text:list-item>
        <text:list-item>
          <text:p text:style-name="P54">These sub directories are important, as the workspace directory is located at the place where Jenkins is building the project, and it contains the source code. </text:p>
        </text:list-item>
        <text:list-item>
          <text:p text:style-name="P35">The builds directory stores the history of all the builds performed for this job.</text:p>
        </text:list-item>
      </text:list>
      <text:p text:style-name="P8"/>
      <text:h text:style-name="P15" text:outline-level="3"/>
      <text:p text:style-name="P1"/>
      <text:p text:style-name="P1">==================ansible==============</text:p>
      <text:p text:style-name="P1"/>
      <text:p text:style-name="P3">2. What is Configuration Management?</text:p>
      <text:p text:style-name="Text_20_body">It’s a practice that we should follow in order to keep track of all updates that are going into the system over a period of time. This also helps in a situation where a major bug has been introduced to the system due to some new changes and we need to fix it with minimum downtime. Instead of fixing the bug, we can roll back the new changes(which caused this bug) as we have been tracking those.</text:p>
      <text:p text:style-name="Text_20_body"/>
      <text:h text:style-name="Heading_20_3" text:outline-level="3"><text:soft-page-break/>3. How does Ansible work?</text:h>
      <text:p text:style-name="Text_20_body">Ansible is a combination of multiple pieces working together to become an automation tool. Mainly these are modules, playbooks, and plugins.</text:p>
      <text:list xml:id="list2601329908" text:style-name="L20">
        <text:list-item>
          <text:p text:style-name="P55">Modules are small codes that will get executed. There are multiple inbuilt modules that serve as a starting point for building tasks. </text:p>
        </text:list-item>
        <text:list-item>
          <text:p text:style-name="P55">Playbooks contain plays which further is a group of tasks. This is the place to define the workflow or the steps needed to complete a process </text:p>
        </text:list-item>
        <text:list-item>
          <text:p text:style-name="P36">Plugins are special kinds of modules that run on the main control machine for logging purposes. There are other types of plugins also. </text:p>
        </text:list-item>
      </text:list>
      <text:h text:style-name="Heading_20_3" text:outline-level="3">8. What is a YAML file and how do we use it in Ansible?</text:h>
      <text:p text:style-name="Text_20_body">YAML or files are like any formatted text file with few sets of rules just like JSON or XML. Ansible uses this syntax for playbooks as it is more readable than other formats.<text:line-break/></text:p>
      <text:h text:style-name="Heading_20_3" text:outline-level="3">17. What is the ad-hoc command in Ansible?</text:h>
      <text:p text:style-name="Text_20_body">Ad-hoc commands are like one-line playbooks to perform a specific task only. The syntax for the ad-hoc command is</text:p>
      <text:p text:style-name="P11"><text:span text:style-name="Source_20_Text">ansible [pattern] -m [module] -a "[module options]"</text:span></text:p>
      <text:p text:style-name="Text_20_body">For example, we need to reboot all servers in the staging group</text:p>
      <text:p text:style-name="P11"><text:span text:style-name="Source_20_Text">ansible atlanta -a "/sbin/reboot" <text:s/>-u username --become [--ask-become-pass]</text:span></text:p>
      <text:p text:style-name="Text_20_body"/>
      <text:p text:style-name="P2">==================git================</text:p>
      <text:p text:style-name="P2"/>
      <text:h text:style-name="P13" text:outline-level="3">1. What is Git?</text:h>
      <text:p text:style-name="Text_20_body"><text:a xlink:type="simple" xlink:href="https://www.simplilearn.com/tutorials/git-tutorial/what-is-git" office:target-frame-name="_blank" xlink:show="new" text:style-name="Internet_20_link" text:visited-style-name="Visited_20_Internet_20_Link">Git</text:a> is a version control system for tracking changes in computer files and is used to help coordinate work among several people on a project while tracking progress over time. </text:p>
      <text:h text:style-name="P13" text:outline-level="3">2. What do you understand by the term ‘Version Control System’?</text:h>
      <text:p text:style-name="Text_20_body">A version control system (VCS) records all the changes made to a file or set of data, so a specific version may be called later if needed.</text:p>
      <text:p text:style-name="Text_20_body">This helps ensure that all team members are working on the latest version of the file</text:p>
      <text:p text:style-name="P2"/>
      <text:h text:style-name="P13" text:outline-level="3">3. What’s the difference between <text:a xlink:type="simple" xlink:href="https://www.simplilearn.com/tutorials/git-tutorial/git-vs-github" office:target-frame-name="_blank" xlink:show="new" text:style-name="Internet_20_link" text:visited-style-name="Visited_20_Internet_20_Link">Git and GitHub</text:a>?</text:h>
      <table:table table:name="Table2" table:style-name="Table2">
        <table:table-column table:style-name="Table2.A"/>
        <table:table-column table:style-name="Table2.B"/>
        <table:table-row>
          <table:table-cell table:style-name="Table2.A1" office:value-type="string">
            <text:p text:style-name="P10">Git</text:p>
          </table:table-cell>
          <table:table-cell table:style-name="Table2.A1" office:value-type="string">
            <text:p text:style-name="P10">GitHub</text:p>
          </table:table-cell>
        </table:table-row>
        <table:table-row>
          <table:table-cell table:style-name="Table2.A1" office:value-type="string">
            <text:p text:style-name="P10">Git is a software</text:p>
          </table:table-cell>
          <table:table-cell table:style-name="Table2.A1" office:value-type="string">
            <text:p text:style-name="P10"><text:a xlink:type="simple" xlink:href="https://www.simplilearn.com/tutorials/git-tutorial/what-is-github" office:target-frame-name="_blank" xlink:show="new" text:style-name="Internet_20_link" text:visited-style-name="Visited_20_Internet_20_Link">GitHub</text:a> is a service</text:p>
          </table:table-cell>
        </table:table-row>
        <table:table-row>
          <table:table-cell table:style-name="Table2.A1" office:value-type="string">
            <text:p text:style-name="P10">Git can be <text:a xlink:type="simple" xlink:href="https://www.simplilearn.com/tutorials/git-tutorial/git-installation-on-windows" office:target-frame-name="_blank" xlink:show="new" text:style-name="Internet_20_link" text:visited-style-name="Visited_20_Internet_20_Link">installed</text:a> locally on the system</text:p>
          </table:table-cell>
          <table:table-cell table:style-name="Table2.A1" office:value-type="string">
            <text:p text:style-name="P10">GitHub is hosted on the web<text:soft-page-break/></text:p>
          </table:table-cell>
        </table:table-row>
        <table:table-row>
          <table:table-cell table:style-name="Table2.A1" office:value-type="string">
            <text:p text:style-name="P10">Provides a desktop interface called git GUI</text:p>
          </table:table-cell>
          <table:table-cell table:style-name="Table2.A1" office:value-type="string">
            <text:p text:style-name="P10">Provides a desktop interface called GitHub Desktop.</text:p>
          </table:table-cell>
        </table:table-row>
        <table:table-row>
          <table:table-cell table:style-name="Table2.A1" office:value-type="string">
            <text:p text:style-name="P10">It does not support user management features</text:p>
          </table:table-cell>
          <table:table-cell table:style-name="Table2.A1" office:value-type="string">
            <text:p text:style-name="P10">Provides built-in user management</text:p>
          </table:table-cell>
        </table:table-row>
      </table:table>
      <text:p text:style-name="P2"/>
      <text:h text:style-name="P13" text:outline-level="3">4. What is a Git repository?</text:h>
      <text:p text:style-name="Text_20_body">Git repository refers to a place where all the Git files are stored. These files can either be stored on the local repository or on the remote repository.</text:p>
      <text:p text:style-name="P2"/>
      <text:h text:style-name="P13" text:outline-level="3">5. How can you initialize a repository in Git?</text:h>
      <text:p text:style-name="Text_20_body">If you want to initialize an empty repository to a directory in Git, you need to enter the git init command. After this command, a hidden .git folder will appear.</text:p>
      <text:p text:style-name="P2"/>
      <text:h text:style-name="P13" text:outline-level="3">7. Name a few Git commands with their function.</text:h>
      <text:list xml:id="list1314537881" text:style-name="L21">
        <text:list-item>
          <text:p text:style-name="P56">Git config - Configure the username and email address </text:p>
        </text:list-item>
        <text:list-item>
          <text:p text:style-name="P56">Git add - Add one or more files to the staging area </text:p>
        </text:list-item>
        <text:list-item>
          <text:p text:style-name="P56">Git diff - View the changes made to the file </text:p>
        </text:list-item>
        <text:list-item>
          <text:p text:style-name="P56">Git init - Initialize an empty Git repository </text:p>
        </text:list-item>
        <text:list-item>
          <text:p text:style-name="P37">Git commit - Commit changes to head but not to the remote repository </text:p>
        </text:list-item>
      </text:list>
      <text:h text:style-name="P13" text:outline-level="3">8. What are the advantages of using Git?</text:h>
      <text:list xml:id="list1968646996" text:style-name="L22">
        <text:list-item>
          <text:p text:style-name="P57">Faster release cycles </text:p>
        </text:list-item>
        <text:list-item>
          <text:p text:style-name="P57">Easy team collaboration </text:p>
        </text:list-item>
        <text:list-item>
          <text:p text:style-name="P38"><text:a xlink:type="simple" xlink:href="https://www.simplilearn.com/tutorials/git-tutorial/git-pull-request" office:target-frame-name="_blank" xlink:show="new" text:style-name="Internet_20_link" text:visited-style-name="Visited_20_Internet_20_Link">Pull requests</text:a> </text:p>
        </text:list-item>
      </text:list>
      <text:h text:style-name="P13" text:outline-level="3">9. What language is used in Git?</text:h>
      <text:p text:style-name="Text_20_body">Git is a fast and reliable version control system, and the language that makes this possible is ‘C.’ </text:p>
      <text:p text:style-name="Text_20_body">Using <text:a xlink:type="simple" xlink:href="https://www.simplilearn.com/c-programming-article" office:target-frame-name="_blank" xlink:show="new" text:style-name="Internet_20_link" text:visited-style-name="Visited_20_Internet_20_Link">C language</text:a> reduces the overhead of run times, which are common in high-level languages.</text:p>
      <text:p text:style-name="P2"/>
      <text:h text:style-name="P13" text:outline-level="3">10. What is the correct syntax to add a message to a commit?</text:h>
      <text:p text:style-name="Text_20_body"> git commit -m "x files created"</text:p>
      <text:p text:style-name="P2"/>
      <text:h text:style-name="P13" text:outline-level="3">12. What does git pull origin master do?</text:h>
      <text:p text:style-name="Text_20_body">The git pull origin master fetches all the changes from the master branch onto the origin and integrates them into the local branch.</text:p>
      <text:p text:style-name="P2"/>
      <text:h text:style-name="P13" text:outline-level="3"><text:soft-page-break/>16. What do you understand about the Git merge conflict?</text:h>
      <text:p text:style-name="Text_20_body">A <text:a xlink:type="simple" xlink:href="https://www.simplilearn.com/tutorials/git-tutorial/merge-conflicts-in-git" office:target-frame-name="_blank" xlink:show="new" text:style-name="Internet_20_link" text:visited-style-name="Visited_20_Internet_20_Link">Git merge conflict</text:a> is an event that occurs when Git is unable to resolve the differences in code between the two commits automatically. </text:p>
      <text:p text:style-name="Text_20_body">Git is capable of automatically merging the changes only if the commits are on different lines or branches.</text:p>
      <text:h text:style-name="P13" text:outline-level="3">19. What is the process to revert a commit that has already been pushed and made public?</text:h>
      <text:p text:style-name="Text_20_body">There are two processes through which you can revert a commit:</text:p>
      <text:p text:style-name="Text_20_body">1. Remove or fix the bad file in a new commit and push it to the remote repository. Then commit it to the remote repository using:</text:p>
      <text:p text:style-name="Text_20_body">git commit –m “commit message”</text:p>
      <text:p text:style-name="Text_20_body">2. Create a new commit to undo all the changes that were made in the bad commit. Use the following command:</text:p>
      <text:p text:style-name="Text_20_body">git revert &lt;commit id&gt;</text:p>
      <text:p text:style-name="P2"/>
      <text:p text:style-name="P1">==================software lifecycle==============</text:p>
      <text:p text:style-name="P1"/>
      <text:p text:style-name="P1"/>
      <table:table table:name="Table3" table:style-name="Table3">
        <table:table-column table:style-name="Table3.A"/>
        <table:table-column table:style-name="Table3.B"/>
        <table:table-header-rows>
          <table:table-row>
            <table:table-cell table:style-name="Table3.A1" office:value-type="string">
              <text:p text:style-name="P9">sdlc</text:p>
            </table:table-cell>
            <table:table-cell table:style-name="Table3.A1" office:value-type="string">
              <text:p text:style-name="P9">stlc</text:p>
            </table:table-cell>
          </table:table-row>
        </table:table-header-rows>
        <table:table-row>
          <table:table-cell table:style-name="Table3.A1" office:value-type="string">
            <text:p text:style-name="Table_20_Contents">Goal of SDLC is to complete successful development of software.</text:p>
          </table:table-cell>
          <table:table-cell table:style-name="Table3.A1" office:value-type="string">
            <text:p text:style-name="Table_20_Contents">Goal of STLC is to complete successful testing of software.</text:p>
          </table:table-cell>
        </table:table-row>
        <table:table-row>
          <table:table-cell table:style-name="Table3.A1" office:value-type="string">
            <text:p text:style-name="Table_20_Contents">It helps in developing good quality software.</text:p>
          </table:table-cell>
          <table:table-cell table:style-name="Table3.A1" office:value-type="string">
            <text:p text:style-name="Table_20_Contents">It helps in making the software defects free.</text:p>
          </table:table-cell>
        </table:table-row>
        <table:table-row>
          <table:table-cell table:style-name="Table3.A1" office:value-type="string">
            <text:p text:style-name="Table_20_Contents">SDLC phases are completed before the STLC phases.</text:p>
          </table:table-cell>
          <table:table-cell table:style-name="Table3.A1" office:value-type="string">
            <text:p text:style-name="Table_20_Contents">STLC phases are performed after SDLC phases.</text:p>
          </table:table-cell>
        </table:table-row>
        <table:table-row>
          <table:table-cell table:style-name="Table3.A1" office:value-type="string">
            <text:p text:style-name="Table_20_Contents">Post deployment support , enhancement , and update are to be included if necessary.</text:p>
          </table:table-cell>
          <table:table-cell table:style-name="Table3.A1" office:value-type="string">
            <text:p text:style-name="Table_20_Contents">Regression tests are run by QA team to check deployed maintenance code and maintains test cases and automated scripts.</text:p>
          </table:table-cell>
        </table:table-row>
        <table:table-row>
          <table:table-cell table:style-name="Table3.A1" office:value-type="string">
            <text:p text:style-name="Table_20_Contents">Creation of reusable software systems is the end result of SDLC.</text:p>
          </table:table-cell>
          <table:table-cell table:style-name="Table3.A1" office:value-type="string">
            <text:p text:style-name="Table_20_Contents">A tested software system is the end result of STLC.</text:p>
          </table:table-cell>
        </table:table-row>
      </table:table>
      <text:p text:style-name="P1"/>
      <text:p text:style-name="P16"/>
      <text:p text:style-name="P4">Sql</text:p>
      <text:p text:style-name="P17"/>
      <text:p text:style-name="P18">1. TO create db</text:p>
      <text:p text:style-name="P5"><text:span text:style-name="T1">CREATE</text:span> <text:span text:style-name="T1">DATABASE</text:span> testDB;</text:p>
      <text:p text:style-name="P5"/>
      <text:p text:style-name="P18"/>
      <text:p text:style-name="P18">2.Create table</text:p>
      <text:p text:style-name="P5"><text:span text:style-name="T1">CREATE</text:span> <text:span text:style-name="T1">TABLE</text:span> Persons (<text:line-break/>    PersonID int,<text:line-break/>    LastName varchar(255),<text:line-break/>    FirstName varchar(255),<text:line-break/>    Address varchar(255),<text:line-break/><text:soft-page-break/>    City varchar(255) <text:line-break/>);</text:p>
      <text:p text:style-name="P5"/>
      <text:p text:style-name="P5">3. Select commad</text:p>
      <text:p text:style-name="P5"><text:span text:style-name="T1">SELECT</text:span> * <text:span text:style-name="T1">FROM</text:span> <text:span text:style-name="Emphasis">table_name</text:span>; </text:p>
      <text:p text:style-name="P5"/>
      <text:p text:style-name="P5">4. INsert</text:p>
      <text:p text:style-name="P5"><text:span text:style-name="T1">INSERT</text:span> <text:span text:style-name="T1">INTO</text:span> <text:span text:style-name="Emphasis">table_name</text:span> (<text:span text:style-name="Emphasis">column1</text:span>,<text:span text:style-name="Emphasis"> column2</text:span>,<text:span text:style-name="Emphasis"> column3</text:span>, ...)<text:line-break/><text:span text:style-name="T1">VALUES</text:span> (<text:span text:style-name="Emphasis">value1</text:span>,<text:span text:style-name="Emphasis"> value2</text:span>,<text:span text:style-name="Emphasis"> value3</text:span>, ...); </text:p>
      <text:p text:style-name="P5"/>
      <text:p text:style-name="P5">5.</text:p>
      <text:p text:style-name="P5"><text:span text:style-name="T1">UPDATE</text:span> <text:span text:style-name="Emphasis">table_name</text:span><text:line-break/><text:span text:style-name="T1">SET</text:span> <text:span text:style-name="Emphasis">column1 </text:span>=<text:span text:style-name="Emphasis"> value1</text:span>,<text:span text:style-name="Emphasis"> column2 </text:span>=<text:span text:style-name="Emphasis"> value2</text:span>, ...<text:line-break/><text:span text:style-name="T1">WHERE</text:span> <text:span text:style-name="Emphasis">condition</text:span>; </text:p>
      <text:p text:style-name="P5"/>
      <text:p text:style-name="P5">6</text:p>
      <text:p text:style-name="P5"><text:span text:style-name="T1">DELETE</text:span> <text:span text:style-name="T1">FROM</text:span> <text:span text:style-name="Emphasis">table_name </text:span><text:span text:style-name="T1">WHERE</text:span> <text:span text:style-name="Emphasis">condition</text:span>;</text:p>
      <text:p text:style-name="P5"/>
      <text:p text:style-name="P5">7.</text:p>
      <text:p text:style-name="P5"><text:span text:style-name="T1">ALTER</text:span> <text:span text:style-name="T1">TABLE</text:span> <text:span text:style-name="Emphasis">table_name</text:span><text:line-break/><text:span text:style-name="T1">ADD</text:span> <text:span text:style-name="Emphasis">column_name datatyp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30T20:08:40.038741551</meta:creation-date>
    <dc:date>2022-09-03T15:14:24.044138162</dc:date>
    <meta:editing-duration>PT39M50S</meta:editing-duration>
    <meta:editing-cycles>25</meta:editing-cycles>
    <meta:generator>LibreOffice/6.0.7.3$Linux_X86_64 LibreOffice_project/00m0$Build-3</meta:generator>
    <meta:document-statistic meta:table-count="3" meta:image-count="0" meta:object-count="0" meta:page-count="9" meta:paragraph-count="195" meta:word-count="2289" meta:character-count="13157" meta:non-whitespace-character-count="11011"/>
  </office:meta>
</office:document-meta>
</file>